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9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Default" office:value-type="string">
            <text:p>crear una cuenta en github, crear un repositorio, adjuntarle el archivo de tareas</text:p>
          </table:table-cell>
          <table:table-cell office:value-type="date" office:date-value="2012-08-21">
            <text:p>21/08/12</text:p>
          </table:table-cell>
          <table:table-cell office:value-type="string">
            <text:p>1h</text:p>
          </table:table-cell>
          <table:table-cell office:value-type="string">
            <text:p>1h apr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vestigar personajes, subir la informacion en un doc odt al repositorio en una carpeta </text:p>
          </table:table-cell>
          <table:table-cell office:value-type="date" office:date-value="2012-08-26">
            <text:p>26/08/12</text:p>
          </table:table-cell>
          <table:table-cell office:value-type="string">
            <text:p>2h</text:p>
          </table:table-cell>
          <table:table-cell office:value-type="string">
            <text:p>1h 60mins</text:p>
          </table:table-cell>
        </table:table-row>
        <table:table-row table:style-name="ro1">
          <table:table-cell office:value-type="string">
            <text:p>con sus nombres correspondien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"no silver bullet", escribir en un .odt el porque del titulo, subirlo al </text:p>
          </table:table-cell>
          <table:table-cell office:value-type="date" office:date-value="2012-08-29">
            <text:p>29/08/12</text:p>
          </table:table-cell>
          <table:table-cell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3" office:value-type="string">
            <text:p>repositorio en una carpeta con su nombre correcpondiente</text:p>
          </table:table-cell>
          <table:table-cell table:style-name="ce8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leer el articulo "software engineering- missing of action", completar las preguntas y</text:p>
          </table:table-cell>
          <table:table-cell table:style-name="ce9" office:value-type="date" office:date-value="2012-09-01">
            <text:p>01/09/12</text:p>
          </table:table-cell>
          <table:table-cell table:style-name="ce16"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4" office:value-type="string">
            <text:p>subirlo al repositorio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4"/>
          <table:table-cell table:style-name="ce9"/>
          <table:table-cell table:style-name="ce16"/>
          <table:table-cell/>
        </table:table-row>
        <table:table-row table:style-name="ro1">
          <table:table-cell office:value-type="string">
            <text:p>evaluacion de cierre</text:p>
          </table:table-cell>
          <table:table-cell office:value-type="date" office:date-value="2012-09-02">
            <text:p>02/09/12</text:p>
          </table:table-cell>
          <table:table-cell office:value-type="string">
            <text:p>1h</text:p>
          </table:table-cell>
          <table:table-cell office:value-type="string">
            <text:p>20mins</text:p>
          </table:table-cell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 office:value-type="string">
            <text:p>leer el articulo masticado de conocimiento y responder las preguntas</text:p>
          </table:table-cell>
          <table:table-cell office:value-type="date" office:date-value="2012-09-08">
            <text:p>08/09/12</text:p>
          </table:table-cell>
          <table:table-cell office:value-type="string">
            <text:p>2h</text:p>
          </table:table-cell>
          <table:table-cell office:value-type="string">
            <text:p>2h 35mins</text:p>
          </table:table-cell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crear la clase Snaker para que los Tests pasen</text:p>
          </table:table-cell>
          <table:table-cell office:value-type="date" office:date-value="2012-09-12">
            <text:p>12/09/12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sobre el MMF y responder las preguntas y subirlas al repositorio en un</text:p>
          </table:table-cell>
          <table:table-cell office:value-type="date" office:date-value="2012-09-13">
            <text:p>13/09/12</text:p>
          </table:table-cell>
          <table:table-cell office:value-type="string">
            <text:p>3h</text:p>
          </table:table-cell>
          <table:table-cell office:value-type="string">
            <text:p>2h </text:p>
          </table:table-cell>
        </table:table-row>
        <table:table-row table:style-name="ro1">
          <table:table-cell table:style-name="ce5" office:value-type="string">
            <text:p>archivo correspondie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dentificacion de la visiond el programa RateMe</text:p>
          </table:table-cell>
          <table:table-cell office:value-type="date" office:date-value="2012-09-24">
            <text:p>24/09/12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agrama de actividades</text:p>
          </table:table-cell>
          <table:table-cell office:value-type="date" office:date-value="2012-09-24">
            <text:p>24/09/12</text:p>
          </table:table-cell>
          <table:table-cell office:value-type="string">
            <text:p>50min</text:p>
          </table:table-cell>
          <table:table-cell office:value-type="string">
            <text:p>30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rticipacion en la creacion de las pantallas del 1er y 2do release de rateMe</text:p>
          </table:table-cell>
          <table:table-cell office:value-type="date" office:date-value="2012-09-25">
            <text:p>25/09/12</text:p>
          </table:table-cell>
          <table:table-cell office:value-type="string">
            <text:p>3h</text:p>
          </table:table-cell>
          <table:table-cell office:value-type="string">
            <text:p>1h25min</text:p>
          </table:table-cell>
        </table:table-row>
        <table:table-row table:style-name="ro1">
          <table:table-cell table:style-name="ce6" table:number-columns-repeated="4"/>
        </table:table-row>
        <table:table-row table:style-name="ro1">
          <table:table-cell table:style-name="Default" office:value-type="string">
            <text:p>evaluacion de cierre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<text:s text:c="23"/>40mi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office:value-type="string">
            <text:p>Buscar que es el scrum master, que hace y cuales son sus responsabilidades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 30min</text:p>
          </table:table-cell>
          <table:table-cell table:style-name="ce17" office:value-type="string">
            <text:p>50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/10/2012</text:date>, <text:time>01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0-01T01:32:47</dc:date>
    <meta:editing-duration>PT03H45M21S</meta:editing-duration>
    <meta:editing-cycles>54</meta:editing-cycles>
    <meta:generator>OpenOffice.org/3.2$Linux OpenOffice.org_project/320m12$Build-9483</meta:generator>
    <dc:creator>mari </dc:creator>
    <meta:document-statistic meta:table-count="3" meta:cell-count="60" meta:object-count="0"/>
  </office:meta>
</office:document-meta>
</file>